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1.614cm"/>
    </style:style>
    <style:style style:name="Table1.C" style:family="table-column">
      <style:table-column-properties style:column-width="1.466cm"/>
    </style:style>
    <style:style style:name="Table1.D" style:family="table-column">
      <style:table-column-properties style:column-width="1.759cm"/>
    </style:style>
    <style:style style:name="Table1.E" style:family="table-column">
      <style:table-column-properties style:column-width="1.76cm"/>
    </style:style>
    <style:style style:name="Table1.J" style:family="table-column">
      <style:table-column-properties style:column-width="1.76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officeooo:rsid="00199b56" officeooo:paragraph-rsid="00199b56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officeooo:rsid="001b5086" officeooo:paragraph-rsid="001b5086" style:font-size-asian="10.5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font-size="12pt" officeooo:rsid="001b5086" officeooo:paragraph-rsid="001b5086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gramming Methodology II </text:p>
      <text:p text:style-name="P1">Homework 4</text:p>
      <text:p text:style-name="P1">Yunqi Shen</text:p>
      <text:p text:style-name="P1">ys478</text:p>
      <text:p text:style-name="P1">16000234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Type of Sorting Algorithm vs. Time cost (represented by number of swap operations)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 table:number-columns-repeated="4"/>
        <table:table-column table:style-name="Table1.J"/>
        <table:table-row>
          <table:table-cell table:style-name="Table1.A1" office:value-type="string">
            <text:p text:style-name="P4">Size of File (number of integers)</text:p>
          </table:table-cell>
          <table:table-cell table:style-name="Table1.A1" office:value-type="string">
            <text:p text:style-name="P4">2^2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J1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QuickSort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J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MergeSort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J2" office:value-type="string">
            <text:p text:style-name="P3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4:41:59.065500230</meta:creation-date>
    <dc:date>2016-11-14T14:50:49.124059061</dc:date>
    <meta:editing-duration>PT8M53S</meta:editing-duration>
    <meta:editing-cycles>2</meta:editing-cycles>
    <meta:generator>LibreOffice/5.1.4.2$Linux_X86_64 LibreOffice_project/10m0$Build-2</meta:generator>
    <meta:document-statistic meta:table-count="1" meta:image-count="0" meta:object-count="0" meta:page-count="2" meta:paragraph-count="10" meta:word-count="31" meta:character-count="198" meta:non-whitespace-character-count="175"/>
  </office:meta>
</office:document-meta>
</file>